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weight="bold" officeooo:rsid="00067900" officeooo:paragraph-rsid="00067900" style:font-weight-asian="bold" style:font-weight-complex="bold"/>
    </style:style>
    <style:style style:name="P2" style:family="paragraph" style:parent-style-name="Standard">
      <style:text-properties style:font-name="Courier" fo:font-weight="bold" officeooo:rsid="0006cc66" officeooo:paragraph-rsid="0006cc66" style:font-weight-asian="bold" style:font-weight-complex="bold"/>
    </style:style>
    <style:style style:name="P3" style:family="paragraph" style:parent-style-name="Standard">
      <style:text-properties style:font-name="Courier" fo:font-weight="bold" officeooo:rsid="0007d5f2" officeooo:paragraph-rsid="0007d5f2" style:font-weight-asian="bold" style:font-weight-complex="bold"/>
    </style:style>
    <style:style style:name="P4" style:family="paragraph" style:parent-style-name="Standard">
      <style:text-properties style:font-name="Courier" officeooo:rsid="00067900" officeooo:paragraph-rsid="00067900"/>
    </style:style>
    <style:style style:name="P5" style:family="paragraph" style:parent-style-name="Standard">
      <style:text-properties style:font-name="Courier" fo:font-weight="normal" officeooo:rsid="0006cc66" officeooo:paragraph-rsid="0006cc66" style:font-weight-asian="normal" style:font-weight-complex="normal"/>
    </style:style>
    <style:style style:name="P6" style:family="paragraph" style:parent-style-name="Standard">
      <style:text-properties style:font-name="Courier" fo:font-weight="normal" officeooo:rsid="0007d5f2" officeooo:paragraph-rsid="0007d5f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ispiel A: LED und TastenDruck</text:p>
      <text:p text:style-name="P4">const int ledPin = A2;</text:p>
      <text:p text:style-name="P4">const int ButtonPin = A0;</text:p>
      <text:p text:style-name="P4"/>
      <text:p text:style-name="P4">void setup() {</text:p>
      <text:p text:style-name="P4"><text:s text:c="2"/>pinMode(ledPin, OUTPUT);</text:p>
      <text:p text:style-name="P4"><text:s text:c="2"/>pinMode(ButtonPin, INPUT);</text:p>
      <text:p text:style-name="P4"><text:s text:c="2"/>Serial.begin(9600);</text:p>
      <text:p text:style-name="P4">}</text:p>
      <text:p text:style-name="P4"/>
      <text:p text:style-name="P4">void loop() {</text:p>
      <text:p text:style-name="P4"><text:s text:c="2"/>Serial.println(analogRead(ButtonPin));</text:p>
      <text:p text:style-name="P4"><text:s text:c="2"/>if (analogRead(ButtonPin) &lt; 1000)</text:p>
      <text:p text:style-name="P4"><text:s text:c="4"/>digitalWrite(ledPin, HIGH);</text:p>
      <text:p text:style-name="P4"><text:s text:c="2"/>else</text:p>
      <text:p text:style-name="P4"><text:s text:c="4"/>digitalWrite(ledPin, LOW);</text:p>
      <text:p text:style-name="P4">}</text:p>
      <text:p text:style-name="P4"/>
      <text:p text:style-name="P2">Beispiel B: Ultraschallsensor</text:p>
      <text:p text:style-name="P5">#include &lt;NewPing.h&gt;</text:p>
      <text:p text:style-name="P5"/>
      <text:p text:style-name="P5">#define TRIGGER_PIN <text:s/>16</text:p>
      <text:p text:style-name="P5">#define ECHO_PIN <text:s text:c="4"/>15</text:p>
      <text:p text:style-name="P5">#define MAX_DISTANCE 30</text:p>
      <text:p text:style-name="P5"/>
      <text:p text:style-name="P5">NewPing sonar(TRIGGER_PIN, ECHO_PIN, MAX_DISTANCE);</text:p>
      <text:p text:style-name="P5"/>
      <text:p text:style-name="P5">void setup() {</text:p>
      <text:p text:style-name="P5"><text:s text:c="2"/>Serial.begin(9600);</text:p>
      <text:p text:style-name="P5">}</text:p>
      <text:p text:style-name="P5"/>
      <text:p text:style-name="P5">void loop() {</text:p>
      <text:p text:style-name="P5"><text:s text:c="2"/>delay(50);</text:p>
      <text:p text:style-name="P5"><text:s text:c="2"/>Serial.print("Ping: ");</text:p>
      <text:p text:style-name="P5"><text:s text:c="2"/>Serial.print(<text:bookmark-start text:name="__DdeLink__41_1343656899"/>sonar.ping_cm()<text:bookmark-end text:name="__DdeLink__41_1343656899"/>);</text:p>
      <text:p text:style-name="P5"><text:s text:c="2"/>Serial.println("cm");</text:p>
      <text:p text:style-name="P5">}</text:p>
      <text:p text:style-name="P5"/>
      <text:p text:style-name="P3">Beispiel C: Display</text:p>
      <text:p text:style-name="P6">#include &lt;LiquidCrystal.h&gt;</text:p>
      <text:p text:style-name="P6"/>
      <text:p text:style-name="P6">LiquidCrystal lcd(8, 9, 4, 5, 6, 7); </text:p>
      <text:p text:style-name="P6"><text:s text:c="17"/></text:p>
      <text:p text:style-name="P6">void setup() { </text:p>
      <text:p text:style-name="P6"><text:s text:c="2"/>lcd.begin(16, 2);</text:p>
      <text:p text:style-name="P6"><text:s text:c="2"/>lcd.clear();</text:p>
      <text:p text:style-name="P6"><text:s text:c="2"/>lcd.setCursor(0, 0);</text:p>
      <text:p text:style-name="P6"><text:s text:c="2"/>lcd.print("Hello World");</text:p>
      <text:p text:style-name="P6">}</text:p>
      <text:p text:style-name="P6"/>
      <text:p text:style-name="P6">void loop() {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6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20:01.630514505</meta:creation-date>
    <dc:date>2019-03-06T08:15:43.525893859</dc:date>
    <meta:editing-duration>PT45M29S</meta:editing-duration>
    <meta:editing-cycles>5</meta:editing-cycles>
    <meta:generator>LibreOffice/5.1.6.2$Linux_X86_64 LibreOffice_project/10m0$Build-2</meta:generator>
    <meta:print-date>2019-03-06T08:15:39.543380499</meta:print-date>
    <meta:document-statistic meta:table-count="0" meta:image-count="0" meta:object-count="0" meta:page-count="1" meta:paragraph-count="41" meta:word-count="97" meta:character-count="847" meta:non-whitespace-character-count="728"/>
  </office:meta>
</office:document-meta>
</file>